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5.399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221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88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e676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5" style:family="table-cell" style:parent-style-name="Default">
      <style:table-cell-properties fo:background-color="#9fa8da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00e676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9" style:family="table-cell" style:parent-style-name="Default" style:data-style-name="N2">
      <style:table-cell-properties fo:background-color="#9fa8da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11">
      <style:table-cell-properties fo:background-color="#00e676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c9211e"/>
    </style:style>
    <style:style style:name="ce13" style:family="table-cell" style:parent-style-name="Default" style:data-style-name="N111">
      <style:table-cell-properties fo:background-color="#9fa8da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ynthetic_7_T3_D4_C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office:value-type="string" calcext:value-type="string">
            <text:p>#&lt;#tasks&gt;</text:p>
          </table:table-cell>
          <table:table-cell office:value-type="string" calcext:value-type="string">
            <text:p>&lt;#config&gt;</text:p>
          </table:table-cell>
          <table:table-cell office:value-type="string" calcext:value-type="string">
            <text:p>&lt;#data&gt;</text:p>
          </table:table-cell>
          <table:table-cell office:value-type="string" calcext:value-type="string">
            <text:p>&lt;#vms&gt;</text:p>
          </table:table-cell>
          <table:table-cell office:value-type="string" calcext:value-type="string">
            <text:p>&lt;#buckets&gt;</text:p>
          </table:table-cell>
          <table:table-cell office:value-type="string" calcext:value-type="string">
            <text:p>&lt;#bucket_ranges&gt;</text:p>
          </table:table-cell>
          <table:table-cell office:value-type="string" calcext:value-type="string">
            <text:p>&lt;max_running_time&gt;</text:p>
          </table:table-cell>
          <table:table-cell office:value-type="string" calcext:value-type="string">
            <text:p>&lt;max_financial_cost&gt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task_type__0-VM__1-VM_FX&gt;</text:p>
          </table:table-cell>
          <table:table-cell office:value-type="string" calcext:value-type="string">
            <text:p>&lt;vm_cpu_time&gt;</text:p>
          </table:table-cell>
          <table:table-cell office:value-type="string" calcext:value-type="string">
            <text:p>&lt;n_input&gt;</text:p>
          </table:table-cell>
          <table:table-cell office:value-type="string" calcext:value-type="string">
            <text:p>[&lt;id_input&gt;...]</text:p>
          </table:table-cell>
          <table:table-cell office:value-type="string" calcext:value-type="string">
            <text:p>&lt;n_output&gt;</text:p>
          </table:table-cell>
          <table:table-cell office:value-type="string" calcext:value-type="string">
            <text:p>[&lt;id_output&gt;...]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data_id&gt;</text:p>
          </table:table-cell>
          <table:table-cell office:value-type="string" calcext:value-type="string">
            <text:p>&lt;data_size_bytes&gt;</text:p>
          </table:table-cell>
          <table:table-cell office:value-type="string" calcext:value-type="string">
            <text:p>&lt;read_time_avg&gt;</text:p>
          </table:table-cell>
          <table:table-cell office:value-type="string" calcext:value-type="string">
            <text:p>&lt;write_time_avg&gt;</text:p>
          </table:table-cell>
          <table:table-cell office:value-type="string" calcext:value-type="string">
            <text:p>&lt;is_static&gt;</text:p>
          </table:table-cell>
          <table:table-cell office:value-type="string" calcext:value-type="string">
            <text:p>&lt;n_source_devices&gt;</text:p>
          </table:table-cell>
          <table:table-cell office:value-type="string" calcext:value-type="string">
            <text:p>[&lt;device_id&gt;...]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string" calcext:value-type="string">
            <text:p>lê dado 20</text:p>
          </table:table-cell>
          <table:table-cell office:value-type="string" calcext:value-type="string">
            <text:p>Tempo 2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[denethor_bucket]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string" calcext:value-type="string">
            <text:p>inicia no tempo 3 </text:p>
          </table:table-cell>
          <table:table-cell office:value-type="string" calcext:value-type="string">
            <text:p>Termina 6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string" calcext:value-type="string">
            <text:p>escreve no tempo 7</text:p>
          </table:table-cell>
          <table:table-cell office:value-type="string" calcext:value-type="string">
            <text:p>termina no 9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denethor_bucket]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vm_id&gt;</text:p>
          </table:table-cell>
          <table:table-cell office:value-type="string" calcext:value-type="string">
            <text:p>&lt;cpu_slowdown&gt;</text:p>
          </table:table-cell>
          <table:table-cell office:value-type="string" calcext:value-type="string">
            <text:p>&lt;cost_per_second&gt;</text:p>
          </table:table-cell>
          <table:table-cell office:value-type="string" calcext:value-type="string">
            <text:p>&lt;storage_bytes&gt;</text:p>
          </table:table-cell>
          <table:table-cell office:value-type="string" calcext:value-type="string">
            <text:p>&lt;bandwidth_mbps&gt;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005167" calcext:value-type="float">
            <text:p>0,000005167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,25</text:p>
          </table:table-cell>
          <table:table-cell office:value-type="float" office:value="0.000082672" calcext:value-type="float">
            <text:p>0,000082672</text:p>
          </table:table-cell>
          <table:table-cell office:value-type="float" office:value="8589934592" calcext:value-type="float">
            <text:p>8589934592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task_id&gt;</text:p>
          </table:table-cell>
          <table:table-cell office:value-type="string" calcext:value-type="string">
            <text:p>&lt;activity_id&gt;</text:p>
          </table:table-cell>
          <table:table-cell office:value-type="string" calcext:value-type="string">
            <text:p>&lt;conf_id&gt;</text:p>
          </table:table-cell>
          <table:table-cell office:value-type="string" calcext:value-type="string">
            <text:p>&lt;task_cost&gt;</text:p>
          </table:table-cell>
          <table:table-cell office:value-type="string" calcext:value-type="string">
            <text:p>&lt;task_time_duration&gt;</text:p>
          </table:table-cell>
          <table:table-cell office:value-type="string" calcext:value-type="string">
            <text:p>&lt;task_time_init&gt;</text:p>
          </table:table-cell>
          <table:table-cell office:value-type="string" calcext:value-type="string">
            <text:p>&lt;task_time_cpu&gt;</text:p>
          </table:table-cell>
          <table:table-cell office:value-type="string" calcext:value-type="string">
            <text:p>&lt;task_time_read&gt;</text:p>
          </table:table-cell>
          <table:table-cell office:value-type="string" calcext:value-type="string">
            <text:p>&lt;task_time_write&gt;</text:p>
          </table:table-cell>
          <table:table-cell office:value-type="string" calcext:value-type="string">
            <text:p>&lt;task_count&gt;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465911" calcext:value-type="float">
            <text:p>0,0000465911</text:p>
          </table:table-cell>
          <table:table-cell office:value-type="float" office:value="8.8512" calcext:value-type="float">
            <text:p>8,8512</text:p>
          </table:table-cell>
          <table:table-cell office:value-type="float" office:value="0" calcext:value-type="float">
            <text:p>0</text:p>
          </table:table-cell>
          <table:table-cell office:value-type="float" office:value="3.8512" calcext:value-type="float">
            <text:p>3,85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4" calcext:value-type="float">
            <text:p>0,0000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12658" calcext:value-type="float">
            <text:p>0,0000612658</text:p>
          </table:table-cell>
          <table:table-cell office:value-type="float" office:value="9.5179" calcext:value-type="float">
            <text:p>9,5179</text:p>
          </table:table-cell>
          <table:table-cell office:value-type="float" office:value="0" calcext:value-type="float">
            <text:p>0</text:p>
          </table:table-cell>
          <table:table-cell office:value-type="float" office:value="6.5179" calcext:value-type="float">
            <text:p>6,51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46826" calcext:value-type="float">
            <text:p>0,0000146826</text:p>
          </table:table-cell>
          <table:table-cell office:value-type="float" office:value="5.2825" calcext:value-type="float">
            <text:p>5,2825</text:p>
          </table:table-cell>
          <table:table-cell office:value-type="float" office:value="0" calcext:value-type="float">
            <text:p>0</text:p>
          </table:table-cell>
          <table:table-cell office:value-type="float" office:value="1.2825" calcext:value-type="float">
            <text:p>1,2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#&lt;bucket_range_id&gt;</text:p>
          </table:table-cell>
          <table:table-cell office:value-type="string" calcext:value-type="string">
            <text:p>&lt;size1_bytes&gt;</text:p>
          </table:table-cell>
          <table:table-cell office:value-type="string" calcext:value-type="string">
            <text:p>&lt;size2_bytes&gt;</text:p>
          </table:table-cell>
          <table:table-cell office:value-type="string" calcext:value-type="string">
            <text:p>&lt;cost_per_byte&gt;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75581388800" calcext:value-type="float">
            <text:p>54975581388800</text:p>
          </table:table-cell>
          <table:table-cell office:value-type="float" office:value="0.00000000003771856427" calcext:value-type="float">
            <text:p>3,771856427E-1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975581388800" calcext:value-type="float">
            <text:p>54975581388800</text:p>
          </table:table-cell>
          <table:table-cell office:value-type="float" office:value="494780232499200" calcext:value-type="float">
            <text:p>494780232499200</text:p>
          </table:table-cell>
          <table:table-cell office:value-type="float" office:value="0.00000000003632158041" calcext:value-type="float">
            <text:p>3,632158041E-1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4780232499200" calcext:value-type="float">
            <text:p>494780232499200</text:p>
          </table:table-cell>
          <table:table-cell office:value-type="float" office:value="1.07374182399999E+023" calcext:value-type="float">
            <text:p>1,07374182399999E+023</text:p>
          </table:table-cell>
          <table:table-cell office:value-type="float" office:value="0.00000000003445893526" calcext:value-type="float">
            <text:p>3,445893526E-11</text:p>
          </table:table-cell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style-name="ce2" office:value-type="string" calcext:value-type="string">
            <text:p>FX</text:p>
          </table:table-cell>
          <table:table-cell table:style-name="ce2" office:value-type="string" calcext:value-type="string">
            <text:p>CONFIG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style-name="ce27" office:value-type="string" calcext:value-type="string">
            <text:p>Foco no custo: todas as tarefas em Fx config 1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G20]+[.H20]+[.I20]" office:value-type="float" office:value="13" calcext:value-type="float">
            <text:p>13,00</text:p>
          </table:table-cell>
          <table:table-cell table:style-name="ce10" table:formula="of:=[.D20]" office:value-type="float" office:value="0.00002" calcext:value-type="float">
            <text:p>0,0000200</text:p>
          </table:table-cell>
          <table:table-cell table:number-columns-repeated="1019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G22]+[.H22]+[.I22]" office:value-type="float" office:value="15" calcext:value-type="float">
            <text:p>15,00</text:p>
          </table:table-cell>
          <table:table-cell table:style-name="ce10" table:formula="of:=[.D22]" office:value-type="float" office:value="0.00004" calcext:value-type="float">
            <text:p>0,0000400</text:p>
          </table:table-cell>
          <table:table-cell table:number-columns-repeated="1019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6" table:formula="of:=[.G24]+[.H24]+[.I24]" office:value-type="float" office:value="6" calcext:value-type="float">
            <text:p>6,00</text:p>
          </table:table-cell>
          <table:table-cell table:style-name="ce10" table:formula="of:=[.D24]" office:value-type="float" office:value="0.00001" calcext:value-type="float">
            <text:p>0,0000100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7" table:formula="of:=CEILING([.G21])+[.H21]+[.I21]" office:value-type="float" office:value="9" calcext:value-type="float">
            <text:p>9,00</text:p>
          </table:table-cell>
          <table:table-cell table:style-name="ce11" table:formula="of:=[.D21]" office:value-type="float" office:value="0.0000465911" calcext:value-type="float">
            <text:p>0,0000466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7" table:formula="of:=CEILING([.G23])+[.H23]+[.I23]" office:value-type="float" office:value="10" calcext:value-type="float">
            <text:p>10,00</text:p>
          </table:table-cell>
          <table:table-cell table:style-name="ce11" table:formula="of:=[.D23]" office:value-type="float" office:value="0.0000612658" calcext:value-type="float">
            <text:p>0,0000613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7" table:formula="of:=CEILING([.G25])+[.H25]+[.I25]" office:value-type="float" office:value="6" calcext:value-type="float">
            <text:p>6,00</text:p>
          </table:table-cell>
          <table:table-cell table:style-name="ce11" table:formula="of:=[.D25]" office:value-type="float" office:value="0.0000146826" calcext:value-type="float">
            <text:p>0,0000147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[.C34]+MAX([.C35:.C36])" office:value-type="float" office:value="28" calcext:value-type="float">
            <text:p>28,00</text:p>
          </table:table-cell>
          <table:table-cell table:style-name="ce12" table:formula="of:=SUM([.D34:.D36])" office:value-type="float" office:value="0.00007" calcext:value-type="float">
            <text:p>0,00007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[.C37]+MAX([.C38:.C39])" office:value-type="float" office:value="19" calcext:value-type="float">
            <text:p>19,00</text:p>
          </table:table-cell>
          <table:table-cell table:style-name="ce12" table:formula="of:=SUM([.D37:.D39])" office:value-type="float" office:value="0.0001225395" calcext:value-type="float">
            <text:p>0,0001225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 table:style-name="ce2" office:value-type="string" calcext:value-type="string">
            <text:p>VM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ost</text:p>
          </table:table-cell>
          <table:table-cell table:style-name="ce27" office:value-type="string" calcext:value-type="string">
            <text:p>Foco no tempo: todas as tarefas na VM3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table:formula="of:=([.B16]*[.D5])+[.C10]+[.D11]" office:value-type="float" office:value="8" calcext:value-type="float">
            <text:p>8,00</text:p>
          </table:table-cell>
          <table:table-cell table:style-name="ce11" table:formula="of:=[.C44]*[.$C$16]" office:value-type="float" office:value="0.000041336" calcext:value-type="float">
            <text:p>0,000041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table:formula="of:=([.B16]*[.D6])+[.C11]+[.D12]" office:value-type="float" office:value="7" calcext:value-type="float">
            <text:p>7,00</text:p>
          </table:table-cell>
          <table:table-cell table:style-name="ce11" table:formula="of:=[.C45]*[.$C$16]" office:value-type="float" office:value="0.000036169" calcext:value-type="float">
            <text:p>0,000036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table:formula="of:=([.B16]*[.D7])+[.C11]+[.D13]" office:value-type="float" office:value="5" calcext:value-type="float">
            <text:p>5,00</text:p>
          </table:table-cell>
          <table:table-cell table:style-name="ce11" table:formula="of:=[.C46]*[.$C$16]" office:value-type="float" office:value="0.000025835" calcext:value-type="float">
            <text:p>0,0000258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CEILING(([.B17]*[.D5]))+[.C10]+[.D11]" office:value-type="float" office:value="6" calcext:value-type="float">
            <text:p>6,00</text:p>
          </table:table-cell>
          <table:table-cell table:style-name="ce13" table:formula="of:=[.C47]*[.$C$17]" office:value-type="float" office:value="0.000496032" calcext:value-type="float">
            <text:p>0,0004960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CEILING(([.B17]*[.D6]))+[.C11]+[.D12]" office:value-type="float" office:value="4" calcext:value-type="float">
            <text:p>4,00</text:p>
          </table:table-cell>
          <table:table-cell table:style-name="ce13" table:formula="of:=[.C48]*[.$C$17]" office:value-type="float" office:value="0.000330688" calcext:value-type="float">
            <text:p>0,0003307</text:p>
          </table:table-cell>
          <table:table-cell table:style-name="Default"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9" table:formula="of:=CEILING(([.B17]*[.D7]))+[.C11]+[.D13]" office:value-type="float" office:value="5" calcext:value-type="float">
            <text:p>5,00</text:p>
          </table:table-cell>
          <table:table-cell table:style-name="ce13" table:formula="of:=[.C49]*[.$C$17]" office:value-type="float" office:value="0.00041336" calcext:value-type="float">
            <text:p>0,000413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SUM([.C44:.C46])" office:value-type="float" office:value="20" calcext:value-type="float">
            <text:p>20,00</text:p>
          </table:table-cell>
          <table:table-cell table:style-name="ce12" table:formula="of:=SUM([.D45:.D46])" office:value-type="float" office:value="0.000062004" calcext:value-type="float">
            <text:p>0,00006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SUM([.C47:.C49])" office:value-type="float" office:value="15" calcext:value-type="float">
            <text:p>15,00</text:p>
          </table:table-cell>
          <table:table-cell table:style-name="ce12" table:formula="of:=SUM([.D47:.D49])" office:value-type="float" office:value="0.00124008" calcext:value-type="float">
            <text:p>0,00124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M3, VM3, VM1</text:p>
          </table:table-cell>
          <table:table-cell table:formula="of:=[.C47]+MAX([.C48];[.C46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6-01-15T21:39:07.584307637</dc:date>
    <meta:editing-duration>P12DT23H27M10S</meta:editing-duration>
    <meta:editing-cycles>10</meta:editing-cycles>
    <meta:document-statistic meta:table-count="1" meta:cell-count="269" meta:object-count="0"/>
  </office:meta>
</office:document-meta>
</file>